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1000002C3435A8B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9.279cm" svg:height="18.9cm" draw:z-index="0"><draw:image xlink:href="Pictures/10000000000002D1000002C3435A8B5D.png" xlink:type="simple" xlink:show="embed" xlink:actuate="onLoad"/></draw:frame></text:p>
      <text:p text:style-name="Standard"/>
      <text:p text:style-name="Standard">Tanks to Okular from K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8-05-10T11:01:09</meta:creation-date>
    <dc:date>2008-05-10T13:47:32</dc:date>
    <meta:editing-cycles>2</meta:editing-cycles>
    <meta:editing-duration>PT3M2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" meta:word-count="5" meta:character-count="24"/>
  </office:meta>
</office:document-meta>
</file>